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3" style:family="paragraph"/>
    <style:style style:name="P8" style:parent-style-name="Standard" style:list-style-name="LFO4" style:family="paragraph"/>
    <style:style style:name="P9" style:parent-style-name="Standard" style:list-style-name="LFO4" style:family="paragraph"/>
  </office:automatic-styles>
  <office:body>
    <office:text text:use-soft-page-breaks="true">
      <text:p text:style-name="P1">Week 1 (14-17th of April):<text:s/><text:tab/>Disposition, user manual, introduction and background</text:p>
      <text:p text:style-name="Standard"><text:tab/></text:p>
      <text:p text:style-name="Standard"><text:tab/>General and brief introduction</text:p>
      <text:p text:style-name="Standard"/>
      <text:p text:style-name="Standard"><text:tab/>Background:</text:p>
      <text:list text:style-name="LFO1" text:continue-numbering="true">
        <text:list-item>
          <text:list>
            <text:list-item>
              <text:list>
                <text:list-item>
                  <text:p text:style-name="P2">Motionvision in general and the lab at UU in particular</text:p>
                </text:list-item>
                <text:list-item>
                  <text:p text:style-name="P3">Purpose of the particular experiments with trackball setup</text:p>
                </text:list-item>
                <text:list-item>
                  <text:p text:style-name="P4">Setup and what is needed (software)</text:p>
                </text:list-item>
              </text:list>
            </text:list-item>
          </text:list>
        </text:list-item>
      </text:list>
      <text:p text:style-name="Standard"/>
      <text:p text:style-name="Standard">Week 2 (3 days): purpose and methodology</text:p>
      <text:p text:style-name="Standard"/>
      <text:p text:style-name="Standard"><text:tab/>Purpose and metodology:</text:p>
      <text:list text:style-name="LFO2" text:continue-numbering="true">
        <text:list-item>
          <text:list>
            <text:list-item>
              <text:list>
                <text:list-item>
                  <text:p text:style-name="P5">Continues from background, why my thesis is needed, hypothesis, etc</text:p>
                </text:list-item>
                <text:list-item>
                  <text:p text:style-name="P6">methodology, get into uscd (theory?)</text:p>
                </text:list-item>
              </text:list>
            </text:list-item>
          </text:list>
        </text:list-item>
      </text:list>
      <text:p text:style-name="Standard"/>
      <text:p text:style-name="Standard">Week 3 (3 days): Design and implementation (see manual)</text:p>
      <text:p text:style-name="Standard"/>
      <text:p text:style-name="Standard"><text:tab/>Design:</text:p>
      <text:list text:style-name="LFO3" text:continue-numbering="true">
        <text:list-item>
          <text:list>
            <text:list-item>
              <text:list>
                <text:list-item>
                  <text:p text:style-name="P7">More about how ucsd was used, analysis and design artefacts</text:p>
                </text:list-item>
              </text:list>
            </text:list-item>
          </text:list>
        </text:list-item>
      </text:list>
      <text:p text:style-name="Standard"/>
      <text:p text:style-name="Standard"><text:tab/>Implementation:</text:p>
      <text:list text:style-name="LFO4" text:continue-numbering="true">
        <text:list-item>
          <text:list>
            <text:list-item>
              <text:list>
                <text:list-item>
                  <text:p text:style-name="P8">Details about actual coding solutions</text:p>
                </text:list-item>
                <text:list-item>
                  <text:p text:style-name="P9">Much can be used from the user manual I think</text:p>
                </text:list-item>
              </text:list>
            </text:list-item>
          </text:list>
        </text:list-item>
      </text:list>
      <text:p text:style-name="Standard"/>
      <text:p text:style-name="Standard">Week 4:<text:s/><text:tab/><text:tab/><text:tab/>Prepare evaluation and write as much as possible about it, theory and practice</text:p>
      <text:p text:style-name="Standard"/>
      <text:p text:style-name="Standard">Week 5:<text:s/><text:tab/><text:tab/><text:tab/>Evaluation</text:p>
      <text:p text:style-name="Standard">Week 6:<text:s/><text:tab/><text:tab/><text:tab/>Results, analysis and discussion</text:p>
      <text:p text:style-name="Standard">Week 7:<text:s/><text:tab/><text:tab/><text:tab/>Putting it all together → conclusion</text:p>
      <text:p text:style-name="Standard">Week 8:<text:tab/><text:tab/><text:tab/>reserv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ristian</meta:initial-creator>
    <dc:creator>Kristian</dc:creator>
    <meta:creation-date>2014-04-14T11:46:00Z</meta:creation-date>
    <dc:date>2014-04-23T14:04:00Z</dc:date>
    <meta:print-date>2014-04-16T13:04:00Z</meta:print-date>
    <meta:template xlink:href="Normal" xlink:type="simple"/>
    <meta:editing-cycles>1</meta:editing-cycles>
    <meta:editing-duration>PT540S</meta:editing-duration>
    <meta:document-statistic meta:page-count="1" meta:paragraph-count="1" meta:word-count="143" meta:character-count="906" meta:row-count="6" meta:non-whitespace-character-count="764"/>
  </office:meta>
</office:document-meta>
</file>